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officeooo:rsid="000db710" officeooo:paragraph-rsid="000db710"/>
    </style:style>
    <style:style style:name="P3" style:family="paragraph" style:parent-style-name="Table_20_Contents">
      <style:text-properties officeooo:rsid="000e27c0" officeooo:paragraph-rsid="000e27c0"/>
    </style:style>
    <style:style style:name="P4" style:family="paragraph" style:parent-style-name="Table_20_Contents">
      <style:text-properties officeooo:rsid="000cf989" officeooo:paragraph-rsid="001009f9"/>
    </style:style>
    <style:style style:name="P5" style:family="paragraph" style:parent-style-name="Table_20_Contents">
      <style:text-properties officeooo:rsid="0011cc2b" officeooo:paragraph-rsid="0011cc2b"/>
    </style:style>
    <style:style style:name="P6" style:family="paragraph" style:parent-style-name="Table_20_Contents">
      <style:text-properties fo:font-style="italic" officeooo:rsid="0011cc2b" officeooo:paragraph-rsid="0011cc2b" style:font-style-asian="italic" style:font-style-complex="italic"/>
    </style:style>
    <style:style style:name="P7" style:family="paragraph" style:parent-style-name="Table_20_Contents">
      <style:paragraph-properties fo:text-align="center" style:justify-single-word="false"/>
      <style:text-properties style:font-name="Times New Roman" fo:font-size="14pt" fo:font-style="italic" fo:font-weight="normal" officeooo:rsid="000db710" officeooo:paragraph-rsid="00185656" style:font-size-asian="14pt" style:font-style-asian="italic" style:font-weight-asian="normal" style:font-size-complex="14pt" style:font-style-complex="italic" style:font-weight-complex="normal"/>
    </style:style>
    <style:style style:name="P8" style:family="paragraph" style:parent-style-name="Text_20_body">
      <style:paragraph-properties fo:text-align="center" style:justify-single-word="false"/>
    </style:style>
    <style:style style:name="P9" style:family="paragraph" style:parent-style-name="Standard">
      <style:paragraph-properties fo:text-align="center" style:justify-single-word="false"/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10" style:family="paragraph" style:parent-style-name="Azione_20_attore">
      <style:text-properties officeooo:rsid="000db710" officeooo:paragraph-rsid="000cf989"/>
    </style:style>
    <style:style style:name="P11" style:family="paragraph" style:parent-style-name="Azione_20_attore">
      <style:text-properties officeooo:rsid="000db710" officeooo:paragraph-rsid="000db710"/>
    </style:style>
    <style:style style:name="P12" style:family="paragraph" style:parent-style-name="Azione_20_attore">
      <style:text-properties officeooo:rsid="000db710" officeooo:paragraph-rsid="001dc79c"/>
    </style:style>
    <style:style style:name="P13" style:family="paragraph" style:parent-style-name="Azione_20_attore" style:list-style-name="Numerazione_20_UC">
      <style:text-properties officeooo:rsid="001a4f08" officeooo:paragraph-rsid="001a4f08"/>
    </style:style>
    <style:style style:name="P14" style:family="paragraph" style:parent-style-name="Azione_20_attore">
      <style:text-properties officeooo:rsid="0012f53f" officeooo:paragraph-rsid="000cf989"/>
    </style:style>
    <style:style style:name="P15" style:family="paragraph" style:parent-style-name="Azione_20_attore">
      <style:text-properties officeooo:rsid="0015e382" officeooo:paragraph-rsid="0015e382"/>
    </style:style>
    <style:style style:name="P16" style:family="paragraph" style:parent-style-name="Azione_20_attore" style:list-style-name="">
      <style:text-properties officeooo:rsid="000cf989" officeooo:paragraph-rsid="000cf989"/>
    </style:style>
    <style:style style:name="P17" style:family="paragraph" style:parent-style-name="Standard" style:list-style-name="L1">
      <style:text-properties officeooo:rsid="000e27c0" officeooo:paragraph-rsid="00147cfd"/>
    </style:style>
    <style:style style:name="P18" style:family="paragraph" style:parent-style-name="Azione_20_sistema">
      <style:text-properties officeooo:rsid="0015e382" officeooo:paragraph-rsid="0015e382"/>
    </style:style>
    <style:style style:name="P19" style:family="paragraph" style:parent-style-name="Azione_20_sistema">
      <style:text-properties officeooo:rsid="000db710" officeooo:paragraph-rsid="001dc79c"/>
    </style:style>
    <style:style style:name="P20" style:family="paragraph" style:parent-style-name="Azione_20_sistema" style:list-style-name="Numerazione_20_UC">
      <style:paragraph-properties fo:margin-left="2.581cm" fo:margin-right="0.028cm" fo:text-indent="0.032cm" style:auto-text-indent="false">
        <style:tab-stops>
          <style:tab-stop style:position="0.55cm"/>
        </style:tab-stops>
      </style:paragraph-properties>
      <style:text-properties officeooo:rsid="000cf989" officeooo:paragraph-rsid="001a4f08"/>
    </style:style>
    <style:style style:name="P21" style:family="paragraph" style:parent-style-name="Table_20_Contents">
      <style:text-properties officeooo:rsid="001a4f08" officeooo:paragraph-rsid="001bfc7c"/>
    </style:style>
    <style:style style:name="P22" style:family="paragraph" style:parent-style-name="Table_20_Contents">
      <style:text-properties officeooo:rsid="001a4f08" officeooo:paragraph-rsid="001dc79c"/>
    </style:style>
    <style:style style:name="T1" style:family="text">
      <style:text-properties officeooo:rsid="001009f9"/>
    </style:style>
    <style:style style:name="T2" style:family="text">
      <style:text-properties officeooo:rsid="0012f53f"/>
    </style:style>
    <style:style style:name="T3" style:family="text">
      <style:text-properties fo:font-weight="bold" officeooo:rsid="0015e382" style:font-weight-asian="bold" style:font-weight-complex="bold"/>
    </style:style>
    <style:style style:name="T4" style:family="text">
      <style:text-properties fo:font-weight="bold" officeooo:rsid="001a4f08" style:font-weight-asian="bold" style:font-weight-complex="bold"/>
    </style:style>
    <style:style style:name="T5" style:family="text">
      <style:text-properties fo:font-weight="bold" officeooo:rsid="001a88d2" style:font-weight-asian="bold" style:font-weight-complex="bold"/>
    </style:style>
    <style:style style:name="T6" style:family="text">
      <style:text-properties fo:font-weight="bold" officeooo:rsid="001a9995" style:font-weight-asian="bold" style:font-weight-complex="bold"/>
    </style:style>
    <style:style style:name="T7" style:family="text">
      <style:text-properties fo:font-weight="bold" officeooo:rsid="001dc79c" style:font-weight-asian="bold" style:font-weight-complex="bold"/>
    </style:style>
    <style:style style:name="T8" style:family="text">
      <style:text-properties fo:font-weight="normal" officeooo:rsid="0015e382" style:font-weight-asian="normal" style:font-weight-complex="normal"/>
    </style:style>
    <style:style style:name="T9" style:family="text">
      <style:text-properties fo:font-weight="normal" officeooo:rsid="0015ec24" style:font-weight-asian="normal" style:font-weight-complex="normal"/>
    </style:style>
    <style:style style:name="T10" style:family="text">
      <style:text-properties fo:font-weight="normal" officeooo:rsid="001a4f08" style:font-weight-asian="normal" style:font-weight-complex="normal"/>
    </style:style>
    <style:style style:name="T11" style:family="text">
      <style:text-properties fo:font-weight="normal" officeooo:rsid="001dc79c" style:font-weight-asian="normal" style:font-weight-complex="normal"/>
    </style:style>
    <style:style style:name="T12" style:family="text">
      <style:text-properties officeooo:rsid="0013cfcb"/>
    </style:style>
    <style:style style:name="T13" style:family="text">
      <style:text-properties officeooo:rsid="000ad213"/>
    </style:style>
    <style:style style:name="T14" style:family="text">
      <style:text-properties officeooo:rsid="0014a617"/>
    </style:style>
    <style:style style:name="T15" style:family="text">
      <style:text-properties officeooo:rsid="0015e382"/>
    </style:style>
    <style:style style:name="T16" style:family="text">
      <style:text-properties officeooo:rsid="00185656"/>
    </style:style>
    <style:style style:name="T17" style:family="text">
      <style:text-properties officeooo:rsid="001a4f08"/>
    </style:style>
    <style:style style:name="T18" style:family="text">
      <style:text-properties officeooo:rsid="001bfc7c"/>
    </style:style>
    <style:style style:name="T19" style:family="text">
      <style:text-properties officeooo:rsid="001dc79c"/>
    </style:style>
    <style:style style:name="T20" style:family="text">
      <style:text-properties officeooo:rsid="001ea17f"/>
    </style:style>
    <text:list-style style:name="L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2"><text:s text:c="2"/><text:span text:style-name="T14">Inserimento </text:span><text:span text:style-name="T18">Programma </text:span><text:span text:style-name="T19">Educativo </text:span><text:span text:style-name="T18">Settimanale</text:span>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P5">N/D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21"><text:span text:style-name="T18">PsicoPedagogo</text:span>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6">L'utente accede al sistema e viene riconosciuto come <text:span text:style-name="T18">PsicoPedagogo</text:span>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35307771" text:style-name="Numerazione_20_UC">
              <text:list-header>
                <text:p text:style-name="P10"/>
              </text:list-header>
              <text:list-item>
                <text:p text:style-name="P11"><text:span text:style-name="T2">L'utente </text:span><text:s/>accede alla sezione <text:span text:style-name="T19">ProgrammaEducativoSettimanale</text:span></text:p>
              </text:list-item>
              <text:list-item>
                <text:p text:style-name="P19"><text:span text:style-name="T19">Il sistema mostra all'utente la finestra di gestione del programma educativo settimanale</text:span></text:p>
              </text:list-item>
              <text:list-item>
                <text:p text:style-name="P12"><text:span text:style-name="T19">L'utente seleziona la funzionalità di inserimento programma educativo</text:span></text:p>
              </text:list-item>
              <text:list-item>
                <text:p text:style-name="P13">L'utente seleziona la classe per cui vuole inserire <text:span text:style-name="T19">i</text:span>l <text:span text:style-name="T19">programma educativo settimanale</text:span> <text:span text:style-name="T11"><text:s/></text:span></text:p>
              </text:list-item>
              <text:list-item>
                <text:p text:style-name="P20"><text:span text:style-name="T9">Il sistema </text:span><text:span text:style-name="T8">mostra </text:span><text:span text:style-name="T9"><text:s/></text:span><text:span text:style-name="T10">una finestra da compilare</text:span></text:p>
              </text:list-item>
              <text:list-item>
                <text:p text:style-name="P14"><text:span text:style-name="T19">L'utente</text:span><text:span text:style-name="T17">, inserisce </text:span><text:span text:style-name="T19">un obiettivo da perseguire nel programma educativo, e un elenco di attività da eseguire(</text:span><text:span text:style-name="T7">include Psicopedagogo aggiunge Attività)</text:span></text:p>
              </text:list-item>
              <text:list-item>
                <text:p text:style-name="P15">L'utente <text:span text:style-name="T19">sottomette il programma educativo settimanale</text:span></text:p>
              </text:list-item>
              <text:list-item>
                <text:p text:style-name="P18">Il sistema memorizza <text:span text:style-name="T19">il programma educativo settimananale</text:span></text:p>
              </text:list-item>
            </text:list>
            <text:p text:style-name="P16"/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P4"><text:span text:style-name="T1">Il sistema </text:span><text:span text:style-name="T12">mostra un messaggio di successo </text:span><text:span text:style-name="T19">dell'operazione </text:span><text:span text:style-name="T12">e </text:span><text:span text:style-name="T1"><text:s/></text:span><text:span text:style-name="T15">mostra all’uten</text:span><text:span text:style-name="T17">te </text:span><text:span text:style-name="T19">il programma educativo appena inserito</text:span><text:span text:style-name="T15"> (</text:span><text:span text:style-name="T3">includ</text:span><text:span text:style-name="T7">e Visualizza Programma Educativo Settimanale</text:span><text:span text:style-name="T11">)</text:span>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p text:style-name="P3"/>
            <text:list xml:id="list35306477" text:style-name="L1">
              <text:list-item>
                <text:p text:style-name="P17">Nel caso di un errore utente, il sistema mostra all’utente un messaggio di errore che <text:span text:style-name="T13">ne indica la causa.</text:span></text:p>
              </text:list-item>
            </text:list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22"><text:span text:style-name="T19">La memorizzazione del programma educativo non richiederà piu' di 4 secondi</text:span></text:p>
          </table:table-cell>
        </table:table-row>
      </table:table>
      <text:p text:style-name="P9"/>
      <text:p text:style-name="P7"><text:span text:style-name="T16">UC_H_</text:span><text:span text:style-name="T17">5</text:span><text:span text:style-name="T19">8</text:span><text:span text:style-name="T16">_</text:span><text:span text:style-name="T19">inserimento_programma_educativo_settimanale</text:span><text:span text:style-name="T16">: </text:span><text:span text:style-name="T14">Inserimento </text:span><text:span text:style-name="T19">Programma Educativo </text:span><text:span text:style-name="T20">Settimanal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8T10:30:04.36</meta:creation-date>
    <meta:editing-duration>PT15M42S</meta:editing-duration>
    <meta:editing-cycles>22</meta:editing-cycles>
    <meta:generator>LibreOffice/3.6$Windows_x86 LibreOffice_project/da8c1e6-fd468f4-454e206-f42a4a9-143cfd</meta:generator>
    <dc:date>2012-10-25T15:30:06.37</dc:date>
    <meta:document-statistic meta:table-count="1" meta:image-count="0" meta:object-count="0" meta:page-count="1" meta:paragraph-count="24" meta:word-count="174" meta:character-count="1332" meta:non-whitespace-character-count="1184"/>
  </office:meta>
</office:document-meta>
</file>